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Based on my analysis, I now understand the requirements clearly. Let me provide a</text:p>
      <text:p text:style-name="Standard"><text:s text:c="2"/>comprehensive task breakdown:</text:p>
      <text:p text:style-name="Standard"/>
      <text:p text:style-name="Standard"><text:s text:c="2"/>📋 COMPREHENSIVE ANALYSIS &amp; TASK BREAKDOWN</text:p>
      <text:p text:style-name="Standard"/>
      <text:p text:style-name="Standard"><text:s text:c="2"/>🔍 Current State Analysis:</text:p>
      <text:p text:style-name="Standard"/>
      <text:p text:style-name="Standard"><text:s text:c="2"/>Existing Recent Activity Data Sources:</text:p>
      <text:p text:style-name="Standard"><text:s text:c="2"/>1. Restaurant Orders (Order model) - ✅ Currently implemented</text:p>
      <text:p text:style-name="Standard"><text:s text:c="2"/>2. Projects (Project model) - ✅ Currently implemented</text:p>
      <text:p text:style-name="Standard"><text:s text:c="2"/>3. Project Transactions (ProjectTransaction model) - ✅ Currently implemented</text:p>
      <text:p text:style-name="Standard"><text:s text:c="2"/>4. Personal Expenses (PersonalExpense model) - ✅ Currently implemented</text:p>
      <text:p text:style-name="Standard"><text:s text:c="2"/>5. Business Orders (BusinessOrder model) - ✅ Currently implemented</text:p>
      <text:p text:style-name="Standard"><text:s text:c="2"/>6. User Creation (User model) - ✅ Currently implemented</text:p>
      <text:p text:style-name="Standard"/>
      <text:p text:style-name="Standard"><text:s text:c="2"/>Missing Activity Sources for Business Modules:</text:p>
      <text:p text:style-name="Standard"><text:s text:c="2"/>- Vehicle Management: Vehicles, trips, maintenance records, driver assignments</text:p>
      <text:p text:style-name="Standard"><text:s text:c="2"/>- Grocery Management: Inventory changes, supplier orders, product updates</text:p>
      <text:p text:style-name="Standard"><text:s text:c="2"/>- Clothing Management: Inventory, sales, supplier orders</text:p>
      <text:p text:style-name="Standard"><text:s text:c="2"/>- Hardware Management: Tools, equipment, maintenance</text:p>
      <text:p text:style-name="Standard"><text:s text:c="2"/>- Construction Management: Contractor assignments, material orders</text:p>
      <text:p text:style-name="Standard"><text:s text:c="2"/>- Employee Management: New hires, promotions, contract changes</text:p>
      <text:p text:style-name="Standard"/>
      <text:p text:style-name="Standard"><text:s text:c="2"/>Existing Detail Modals Found:</text:p>
      <text:p text:style-name="Standard"><text:s text:c="2"/>- ✅ ExpenseDetailModal - Personal expenses</text:p>
      <text:p text:style-name="Standard"><text:s text:c="2"/>- ❌ Missing: Order detail modals for restaurant/business orders</text:p>
      <text:p text:style-name="Standard"><text:s text:c="2"/>- ❌ Missing: Project detail modals</text:p>
      <text:p text:style-name="Standard"><text:s text:c="2"/>- ❌ Missing: Vehicle/maintenance detail modals</text:p>
      <text:p text:style-name="Standard"><text:s text:c="2"/>- ❌ Missing: All other business module detail modals</text:p>
      <text:p text:style-name="Standard"/>
      <text:p text:style-name="Standard"><text:s text:c="2"/>🎯 DETAILED TASK LIST FOR APPROVAL:</text:p>
      <text:p text:style-name="Standard"/>
      <text:p text:style-name="Standard"><text:s text:c="2"/>Phase 1: Modal Infrastructure &amp; Mapping</text:p>
      <text:p text:style-name="Standard"/>
      <text:p text:style-name="Standard"><text:s text:c="2"/>1. Create missing detail modals for existing activity types:</text:p>
      <text:p text:style-name="Standard"><text:s text:c="4"/>- OrderDetailModal - Restaurant orders</text:p>
      <text:p text:style-name="Standard"><text:s text:c="4"/>- BusinessOrderDetailModal - Business orders (grocery, clothing, hardware)</text:p>
      <text:p text:style-name="Standard"><text:s text:c="4"/>- ProjectDetailModal - Project details</text:p>
      <text:p text:style-name="Standard"><text:s text:c="4"/>- TransactionDetailModal - Project transactions</text:p>
      <text:p text:style-name="Standard"><text:s text:c="4"/>- UserDetailModal - User creation details</text:p>
      <text:p text:style-name="Standard"><text:s text:c="2"/>2. Fix Recent Activity link functionality:</text:p>
      <text:p text:style-name="Standard"><text:s text:c="4"/>- Remove current navigation links (/restaurant/orders, etc.)</text:p>
      <text:p text:style-name="Standard"><text:s text:c="4"/>- Replace with modal trigger functions</text:p>
      <text:p text:style-name="Standard"><text:s text:c="4"/>- Add modal state management to dashboard</text:p>
      <text:p text:style-name="Standard"><text:s text:c="4"/>- Implement proper data fetching for each modal</text:p>
      <text:p text:style-name="Standard"/>
      <text:p text:style-name="Standard"><text:s text:c="2"/>Phase 2: Expand Activity Data Sources</text:p>
      <text:p text:style-name="Standard"/>
      <text:p text:style-name="Standard"><text:s text:c="2"/>3. Add Vehicle Management activities:</text:p>
      <text:p text:style-name="Standard"><text:soft-page-break/><text:s text:c="4"/>- New vehicle registrations</text:p>
      <text:p text:style-name="Standard"><text:s text:c="4"/>- Trip completions</text:p>
      <text:p text:style-name="Standard"><text:s text:c="4"/>- Maintenance records</text:p>
      <text:p text:style-name="Standard"><text:s text:c="4"/>- Driver assignments</text:p>
      <text:p text:style-name="Standard"><text:s text:c="4"/>- Create VehicleDetailModal, TripDetailModal, MaintenanceDetailModal</text:p>
      <text:p text:style-name="Standard"><text:s text:c="2"/>4. Add Grocery Management activities:</text:p>
      <text:p text:style-name="Standard"><text:s text:c="4"/>- Inventory changes (low stock alerts, restocks)</text:p>
      <text:p text:style-name="Standard"><text:s text:c="4"/>- Supplier orders</text:p>
      <text:p text:style-name="Standard"><text:s text:c="4"/>- Product updates</text:p>
      <text:p text:style-name="Standard"><text:s text:c="4"/>- Create InventoryDetailModal, SupplierOrderDetailModal</text:p>
      <text:p text:style-name="Standard"><text:s text:c="2"/>5. Add Clothing Management activities:</text:p>
      <text:p text:style-name="Standard"><text:s text:c="4"/>- Inventory changes</text:p>
      <text:p text:style-name="Standard"><text:s text:c="4"/>- Sales transactions</text:p>
      <text:p text:style-name="Standard"><text:s text:c="4"/>- Supplier orders</text:p>
      <text:p text:style-name="Standard"><text:s text:c="4"/>- Create ClothingInventoryDetailModal, ClothingSaleDetailModal</text:p>
      <text:p text:style-name="Standard"><text:s text:c="2"/>6. Add Hardware Management activities:</text:p>
      <text:p text:style-name="Standard"><text:s text:c="4"/>- Tool/equipment additions</text:p>
      <text:p text:style-name="Standard"><text:s text:c="4"/>- Maintenance schedules</text:p>
      <text:p text:style-name="Standard"><text:s text:c="4"/>- Usage tracking</text:p>
      <text:p text:style-name="Standard"><text:s text:c="4"/>- Create EquipmentDetailModal, ToolMaintenanceDetailModal</text:p>
      <text:p text:style-name="Standard"><text:s text:c="2"/>7. Add Construction Management activities:</text:p>
      <text:p text:style-name="Standard"><text:s text:c="4"/>- Contractor assignments</text:p>
      <text:p text:style-name="Standard"><text:s text:c="4"/>- Material orders</text:p>
      <text:p text:style-name="Standard"><text:s text:c="4"/>- Project milestones</text:p>
      <text:p text:style-name="Standard"><text:s text:c="4"/>- Create ContractorDetailModal, MaterialOrderDetailModal</text:p>
      <text:p text:style-name="Standard"><text:s text:c="2"/>8. Add Employee Management activities:</text:p>
      <text:p text:style-name="Standard"><text:s text:c="4"/>- New employee additions</text:p>
      <text:p text:style-name="Standard"><text:s text:c="4"/>- Contract changes</text:p>
      <text:p text:style-name="Standard"><text:s text:c="4"/>- Salary adjustments</text:p>
      <text:p text:style-name="Standard"><text:s text:c="4"/>- Promotions/demotions</text:p>
      <text:p text:style-name="Standard"><text:s text:c="4"/>- Create EmployeeDetailModal, ContractDetailModal</text:p>
      <text:p text:style-name="Standard"/>
      <text:p text:style-name="Standard"><text:s text:c="2"/>Phase 3: Test Data Creation</text:p>
      <text:p text:style-name="Standard"/>
      <text:p text:style-name="Standard"><text:s text:c="2"/>9. Create comprehensive test data scripts:</text:p>
      <text:p text:style-name="Standard"><text:s text:c="4"/>- Vehicle fleet data (10 vehicles, 20 trips, 15 maintenance records)</text:p>
      <text:p text:style-name="Standard"><text:s text:c="4"/>- Grocery inventory (50 products, 10 supplier orders, 20 inventory changes)</text:p>
      <text:p text:style-name="Standard"><text:s text:c="4"/>- Clothing inventory (30 items, 15 sales, 5 supplier orders)</text:p>
      <text:p text:style-name="Standard"><text:s text:c="4"/>- Hardware equipment (25 tools, 10 maintenance records)</text:p>
      <text:p text:style-name="Standard"><text:s text:c="4"/>- Construction projects (5 projects, 8 contractors, 12 material orders)</text:p>
      <text:p text:style-name="Standard"><text:s text:c="4"/>- Employee data (20 employees, 10 contracts, 8 recent changes)</text:p>
      <text:p text:style-name="Standard"/>
      <text:p text:style-name="Standard"><text:s text:c="2"/>Phase 4: Permission &amp; Security</text:p>
      <text:p text:style-name="Standard"/>
      <text:p text:style-name="Standard"><text:s text:c="2"/>10. Implement proper permission filtering:</text:p>
      <text:p text:style-name="Standard"><text:s text:c="4"/>- Vehicle access based on business membership</text:p>
      <text:p text:style-name="Standard"><text:s text:c="4"/>- Inventory access based on business type and role</text:p>
      <text:p text:style-name="Standard"><text:s text:c="4"/>- Employee access based on HR permissions</text:p>
      <text:p text:style-name="Standard"><text:s text:c="4"/>- Construction access based on project permissions</text:p>
      <text:p text:style-name="Standard"><text:soft-page-break/><text:s text:c="2"/>11. Add business context filtering:</text:p>
      <text:p text:style-name="Standard"><text:s text:c="4"/>- Each activity shows business name/type</text:p>
      <text:p text:style-name="Standard"><text:s text:c="4"/>- Filter activities by user's business access</text:p>
      <text:p text:style-name="Standard"><text:s text:c="4"/>- Respect cross-business permissions</text:p>
      <text:p text:style-name="Standard"/>
      <text:p text:style-name="Standard"><text:s text:c="2"/>Phase 5: Enhanced UX</text:p>
      <text:p text:style-name="Standard"/>
      <text:p text:style-name="Standard"><text:s text:c="2"/>12. Improve Recent Activity modal:</text:p>
      <text:p text:style-name="Standard"><text:s text:c="4"/>- Add activity type filtering (All, Orders, Projects, Vehicles, etc.)</text:p>
      <text:p text:style-name="Standard"><text:s text:c="4"/>- Add business filtering dropdown</text:p>
      <text:p text:style-name="Standard"><text:s text:c="4"/>- Add date range selector</text:p>
      <text:p text:style-name="Standard"><text:s text:c="4"/>- Add activity status indicators</text:p>
      <text:p text:style-name="Standard"><text:s text:c="2"/>13. Add quick actions in detail modals:</text:p>
      <text:p text:style-name="Standard"><text:s text:c="4"/>- "View full record" button to navigate to full module</text:p>
      <text:p text:style-name="Standard"><text:s text:c="4"/>- "Edit" button (if user has permissions)</text:p>
      <text:p text:style-name="Standard"><text:s text:c="4"/>- Related records linking (e.g., from order to customer)</text:p>
      <text:p text:style-name="Standard"/>
      <text:p text:style-name="Standard"><text:s text:c="2"/>🔒 Permission Requirements:</text:p>
      <text:p text:style-name="Standard"/>
      <text:p text:style-name="Standard"><text:s text:c="2"/>- canViewOrders - Restaurant/business orders</text:p>
      <text:p text:style-name="Standard"><text:s text:c="2"/>- canViewProjects - Projects and transactions</text:p>
      <text:p text:style-name="Standard"><text:s text:c="2"/>- canViewPersonalFinances - Personal expenses</text:p>
      <text:p text:style-name="Standard"><text:s text:c="2"/>- canViewVehicles - Vehicle management activities</text:p>
      <text:p text:style-name="Standard"><text:s text:c="2"/>- canViewInventory - Inventory activities</text:p>
      <text:p text:style-name="Standard"><text:s text:c="2"/>- canViewEmployees - Employee activities</text:p>
      <text:p text:style-name="Standard"><text:s text:c="2"/>- canManageConstruction - Construction activities</text:p>
      <text:p text:style-name="Standard"/>
      <text:p text:style-name="Standard"><text:s text:c="2"/>📊 Expected Result:</text:p>
      <text:p text:style-name="Standard"/>
      <text:p text:style-name="Standard"><text:s text:c="2"/>A comprehensive Recent Activity system where:</text:p>
      <text:p text:style-name="Standard"><text:s text:c="2"/>- ✅ Every activity opens a specific detail modal (not navigation)</text:p>
      <text:p text:style-name="Standard"><text:s text:c="2"/>- ✅ All business modules contribute activity data</text:p>
      <text:p text:style-name="Standard"><text:s text:c="2"/>- ✅ Rich test data populates a realistic dashboard</text:p>
      <text:p text:style-name="Standard"><text:s text:c="2"/>- ✅ Proper permissions control access</text:p>
      <text:p text:style-name="Standard"><text:s text:c="2"/>- ✅ Modal-first approach maintains dashboard context</text:p>
      <text:p text:style-name="Standard"/>
      <text:p text:style-name="Standard"><text:s text:c="2"/>Estimated Implementation Time: 2-3 days for full completion</text:p>
      <text:p text:style-name="Standard"/>
      <text:p text:style-name="Standard"><text:s text:c="2"/>Question for Approval: Should I proceed with this comprehensive plan, or would you prefer <text:s text:c="3"/></text:p>
      <text:p text:style-name="Standard"><text:s text:c="3"/>to focus on specific business modules first (e.g., vehicles + grocery only)?</text:p>
      <text:p text:style-name="Standard"/>
      <text:p text:style-name="Standard"><text:s text:c="2"/>Todos</text:p>
      <text:p text:style-name="Standard"><text:s text:c="2"/>☐ Analyze all Recent Activity data sources and existing modals</text:p>
      <text:p text:style-name="Standard"><text:s text:c="2"/>☐ Map each activity type to its corresponding detail modal</text:p>
      <text:p text:style-name="Standard"><text:s text:c="2"/>☐ Fix Recent Activity modal links to open record-specific modals</text:p>
      <text:p text:style-name="Standard"><text:s text:c="2"/>☐ Create comprehensive test data for all business modules</text:p>
      <text:p text:style-name="Standard"><text:s text:c="2"/>☐ Implement permission-respecting modal integration</text:p>
      <text:p text:style-name="P1">● Perfect! I've made the following fixes to resolve the filter dropdown issues:</text:p>
      <text:p text:style-name="Standard"/>
      <text:p text:style-name="Standard"><text:s text:c="2"/>✅ Fixed Filter Dropdown Issues</text:p>
      <text:p text:style-name="Standard"/>
      <text:p text:style-name="Standard"><text:s text:c="2"/>User Dropdown Population Fixed:</text:p>
      <text:p text:style-name="Standard"/>
      <text:p text:style-name="Standard"><text:s text:c="2"/>- API Response Structure: Fixed the user fetching to handle the correct API response</text:p>
      <text:p text:style-name="Standard"><text:s text:c="2"/>structure</text:p>
      <text:p text:style-name="Standard"><text:s text:c="2"/>- Direct Array: The /api/admin/users endpoint returns users directly as an array, not</text:p>
      <text:p text:style-name="Standard"><text:s text:c="2"/>wrapped in a data.users object</text:p>
      <text:p text:style-name="Standard"><text:s text:c="2"/>- Array Validation: Added proper array checking to ensure the dropdown gets populated</text:p>
      <text:p text:style-name="Standard"/>
      <text:p text:style-name="Standard"><text:s text:c="2"/>Business Dropdown Population Fixed:</text:p>
      <text:p text:style-name="Standard"/>
      <text:p text:style-name="Standard"><text:s text:c="2"/>- Different Response Structures: Fixed to handle both admin and regular user response</text:p>
      <text:p text:style-name="Standard"><text:s text:c="2"/>formats</text:p>
      <text:p text:style-name="Standard"><text:s text:c="2"/>- Admin Format: { businesses: [...], isAdmin: true }</text:p>
      <text:p text:style-name="Standard"><text:s text:c="2"/>- Regular User Format: [...] directly as array</text:p>
      <text:p text:style-name="Standard"><text:s text:c="2"/>- Flexible Parsing: Added logic to handle both structures automatically</text:p>
      <text:p text:style-name="Standard"/>
      <text:p text:style-name="Standard"><text:s text:c="2"/>Dropdown Styling Matched Search Box:</text:p>
      <text:p text:style-name="Standard"/>
      <text:p text:style-name="Standard"><text:s text:c="2"/>- Consistent Appearance: All filter dropdowns now match the search box styling exactly <text:s text:c="7"/></text:p>
      <text:p text:style-name="Standard"><text:s text:c="2"/>- Removed Background Override: Removed bg-white text-gray-900 to use default theme styling <text:s text:c="3"/></text:p>
      <text:p text:style-name="Standard"><text:s text:c="2"/>- Same Classes: All dropdowns use px-3 py-2 border border-gray-300 rounded-md</text:p>
      <text:p text:style-name="Standard"><text:s text:c="2"/>focus:outline-none focus:ring-2 focus:ring-blue-500 focus:border-transparent text-sm</text:p>
      <text:p text:style-name="Standard"/>
      <text:p text:style-name="Standard"><text:s text:c="2"/>Now Working:</text:p>
      <text:p text:style-name="Standard"/>
      <text:p text:style-name="Standard"><text:s text:c="2"/>- ✅ User Dropdown: Populated with all users (Mary Johnson should appear)</text:p>
      <text:p text:style-name="Standard"><text:s text:c="2"/>- ✅ Business Dropdown: Populated with accessible businesses</text:p>
      <text:p text:style-name="Standard"><text:s text:c="2"/>- ✅ Consistent Styling: All dropdowns match the search box appearance</text:p>
      <text:p text:style-name="Standard"><text:s text:c="2"/>- ✅ Cross-User Filtering: Can now select Mary Johnson to see her transactions</text:p>
      <text:p text:style-name="Standard"/>
      <text:p text:style-name="Standard"><text:s text:c="2"/>The "Filter by User" dropdown should now be populated and you should see "Mary Johnson <text:s text:c="7"/></text:p>
      <text:p text:style-name="Standard"><text:s text:c="2"/>(mary@test.com)" as an option, allowing you to filter and view her transac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1T10:27:02.773000000</meta:creation-date>
    <dc:date>2025-09-21T19:19:54.436000000</dc:date>
    <meta:editing-duration>PT8H52M51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148" meta:word-count="989" meta:character-count="7379" meta:non-whitespace-character-count="6111"/>
  </office:meta>
</office:document-meta>
</file>